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style:font-weight-complex="bold" fo:color="#000000" fo:font-size="18pt" style:font-size-asian="18pt" style:font-size-complex="18pt" fo:language="en" fo:country="US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0000" fo:font-size="13.5pt" style:font-size-asian="13.5pt" style:font-size-complex="13.5pt" fo:language="en" fo:country="US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font-weight-complex="bold" fo:color="#000000" fo:font-size="13.5pt" style:font-size-asian="13.5pt" style:font-size-complex="13.5pt" style:language-asian="es" style:country-asian="ES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Hyperlink" style:family="text">
      <style:text-properties style:font-name="Times New Roman" style:font-name-asian="Times New Roman" style:font-name-complex="Times New Roman" style:font-weight-complex="bold" fo:font-size="13.5pt" style:font-size-asian="13.5pt" style:font-size-complex="13.5pt" style:language-asian="es" style:country-asian="ES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font-weight-complex="bold" fo:color="#000000" fo:font-size="13.5pt" style:font-size-asian="13.5pt" style:font-size-complex="13.5pt" style:language-asian="es" style:country-asian="ES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3.5pt" style:font-size-asian="13.5pt" style:font-size-complex="13.5pt" fo:language="en" fo:country="US" style:language-asian="es" style:country-asian="ES"/>
    </style:style>
    <style:style style:name="T9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fo:language="en" fo:country="US" style:language-asian="es" style:country-asian="ES"/>
    </style:style>
    <style:style style:name="T1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fo:language="en" fo:country="US" style:language-asian="es" style:country-asian="ES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3.5pt" style:font-size-asian="13.5pt" style:font-size-complex="13.5pt" fo:language="en" fo:country="US" style:language-asian="es" style:country-asian="ES"/>
    </style:style>
    <style:style style:name="T13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fo:language="en" fo:country="US" style:language-asian="es" style:country-asian="ES"/>
    </style:style>
    <style:style style:name="T1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fo:language="en" fo:country="US" style:language-asian="es" style:country-asian="ES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3.5pt" style:font-size-asian="13.5pt" style:font-size-complex="13.5pt" fo:language="en" fo:country="US" style:language-asian="es" style:country-asian="ES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fo:language="en" fo:country="US" style:language-asian="es" style:country-asian="ES"/>
    </style:style>
    <style:style style:name="T1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fo:language="en" fo:country="US" style:language-asian="es" style:country-asian="ES"/>
    </style:style>
    <style:style style:name="P19" style:parent-style-name="Heading3" style:family="paragraph">
      <style:text-properties fo:font-weight="normal" style:font-weight-asian="normal" fo:color="#000000"/>
    </style:style>
    <style:style style:name="P20" style:parent-style-name="Heading3" style:family="paragraph">
      <style:text-properties fo:font-weight="normal" style:font-weight-asian="normal" fo:color="#000000"/>
    </style:style>
    <style:style style:name="T21" style:parent-style-name="Hyperlink" style:family="text">
      <style:text-properties fo:font-weight="normal" style:font-weight-asian="normal"/>
    </style:style>
    <style:style style:name="P22" style:parent-style-name="Heading3" style:family="paragraph">
      <style:text-properties fo:font-weight="normal" style:font-weight-asian="normal" fo:color="#000000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3.5pt" style:font-size-asian="13.5pt" style:font-size-complex="13.5pt" fo:language="en" fo:country="US" style:language-asian="es" style:country-asian="ES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fo:language="en" fo:country="US" style:language-asian="es" style:country-asian="ES"/>
    </style:style>
    <style:style style:name="T2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fo:language="en" fo:country="US" style:language-asian="es" style:country-asian="ES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3.5pt" style:font-size-asian="13.5pt" style:font-size-complex="13.5pt" fo:language="en" fo:country="US" style:language-asian="es" style:country-asian="ES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fo:language="en" fo:country="US" style:language-asian="es" style:country-asian="ES"/>
    </style:style>
    <style:style style:name="T3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fo:language="en" fo:country="US" style:language-asian="es" style:country-asian="ES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3.5pt" style:font-size-asian="13.5pt" style:font-size-complex="13.5pt" fo:language="en" fo:country="US" style:language-asian="es" style:country-asian="ES"/>
    </style:style>
    <style:style style:name="T33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fo:language="en" fo:country="US" style:language-asian="es" style:country-asian="ES"/>
    </style:style>
    <style:style style:name="T3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fo:language="en" fo:country="US" style:language-asian="es" style:country-asian="ES"/>
    </style:style>
    <style:style style:name="P35" style:parent-style-name="Heading3" style:family="paragraph">
      <style:text-properties fo:font-weight="normal" style:font-weight-asian="normal" fo:color="#000000"/>
    </style:style>
    <style:style style:name="T36" style:parent-style-name="Hyperlink" style:family="text">
      <style:text-properties fo:font-weight="normal" style:font-weight-asian="normal"/>
    </style:style>
    <style:style style:name="P37" style:parent-style-name="Heading3" style:family="paragraph">
      <style:text-properties fo:font-weight="normal" style:font-weight-asian="normal" fo:color="#000000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3.5pt" style:font-size-asian="13.5pt" style:font-size-complex="13.5pt" fo:language="en" fo:country="US" style:language-asian="es" style:country-asian="ES"/>
    </style:style>
    <style:style style:name="T40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fo:language="en" fo:country="US" style:language-asian="es" style:country-asian="ES"/>
    </style:style>
    <style:style style:name="T4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fo:language="en" fo:country="US" style:language-asian="es" style:country-asian="ES"/>
    </style:style>
    <style:style style:name="P42" style:parent-style-name="Normal" style:family="paragraph">
      <style:paragraph-properties fo:margin-top="0.0694in" fo:margin-bottom="0.0694in" fo:line-height="100%"/>
    </style:style>
    <style:style style:name="T4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3.5pt" style:font-size-asian="13.5pt" style:font-size-complex="13.5pt" fo:language="en" fo:country="US" style:language-asian="es" style:country-asian="ES"/>
    </style:style>
    <style:style style:name="T44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fo:language="en" fo:country="US" style:language-asian="es" style:country-asian="ES"/>
    </style:style>
    <style:style style:name="T4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fo:language="en" fo:country="US" style:language-asian="es" style:country-asian="ES"/>
    </style:style>
    <style:style style:name="P46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2">Menu</text:h>
      <text:p text:style-name="P2">Here at Two Sandals Soups and Salads, we serve a delicious spread of traditional and not-so-traditional, you guessed it... soups and salads! All our ingredients are farm-to-table and free-trade certified! Come in salad-ivating. We'll make sure you leave soup-er salad-isfied.</text:p>
      <text:h text:style-name="P3" text:outline-level="3">Soups</text:h>
      <text:h text:style-name="P4" text:outline-level="3"><text:a xlink:href="https://s3.amazonaws.com/codecademy-content/courses/freelance-1/unit-1/freelance1-img_tomato-soup.jpg" office:target-frame-name="_top" xlink:show="replace"><text:span text:style-name="T5">https://s3.amazonaws.com/codecademy-content/courses/freelance-1/unit-1/freelance1-img_tomato-soup.jpg</text:span></text:a></text:h>
      <text:h text:style-name="P6" text:outline-level="3"/>
      <text:list text:style-name="LFO1" text:continue-numbering="true">
        <text:list-item>
          <text:p text:style-name="P7"><text:span text:style-name="T8">Tomato</text:span><text:span text:style-name="T9"> Classic creamy tomato soup </text:span><text:span text:style-name="T10">$4</text:span></text:p>
        </text:list-item>
        <text:list-item>
          <text:p text:style-name="P11"><text:span text:style-name="T12">Chicken Noodle</text:span><text:span text:style-name="T13"> Chunky chicken noodle with carrots and celery </text:span><text:span text:style-name="T14">$4.50</text:span></text:p>
        </text:list-item>
        <text:list-item>
          <text:p text:style-name="P15"><text:span text:style-name="T16">Buffalo Chicken</text:span><text:span text:style-name="T17"> Shredded chicken in a thick cheesy buffalo sauce </text:span><text:span text:style-name="T18">$5</text:span></text:p>
        </text:list-item>
      </text:list>
      <text:h text:style-name="P19" text:outline-level="3"/>
      <text:h text:style-name="P20" text:outline-level="3">Salads</text:h>
      <text:h text:style-name="Heading3" text:outline-level="3"><text:a xlink:href="https://s3.amazonaws.com/codecademy-content/courses/freelance-1/unit-1/freelance1-img_caesar-salad.jpg" office:target-frame-name="_top" xlink:show="replace"><text:span text:style-name="T21">https://s3.amazonaws.com/codecademy-content/courses/freelance-1/unit-1/freelance1-img_caesar-salad.jpg</text:span></text:a></text:h>
      <text:h text:style-name="P22" text:outline-level="3"/>
      <text:list text:style-name="LFO2" text:continue-numbering="true">
        <text:list-item>
          <text:p text:style-name="P23"><text:span text:style-name="T24">The Caesar</text:span><text:span text:style-name="T25"> The classic with a light sprinkle of parmesan cheese </text:span><text:span text:style-name="T26">$6</text:span></text:p>
        </text:list-item>
        <text:list-item>
          <text:p text:style-name="P27"><text:span text:style-name="T28">The California</text:span><text:span text:style-name="T29"> Romaine lettuce with avocado and cheddar cheese, with a light vinaigrette </text:span><text:span text:style-name="T30">$7</text:span></text:p>
        </text:list-item>
        <text:list-item>
          <text:p text:style-name="P31"><text:span text:style-name="T32">Key Lime Thai</text:span><text:span text:style-name="T33"> Iceberg lettuce with a light lime vinaigrette and onion crisps </text:span><text:span text:style-name="T34">$8</text:span></text:p>
        </text:list-item>
      </text:list>
      <text:h text:style-name="P35" text:outline-level="3">Desserts</text:h>
      <text:h text:style-name="Heading3" text:outline-level="3"><text:a xlink:href="https://s3.amazonaws.com/codecademy-content/courses/freelance-1/unit-1/freelance1-img_chocchip-cookie.jpg" office:target-frame-name="_top" xlink:show="replace"><text:span text:style-name="T36">https://s3.amazonaws.com/codecademy-content/courses/freelance-1/unit-1/freelance1-img_chocchip-cookie.jpg</text:span></text:a></text:h>
      <text:h text:style-name="P37" text:outline-level="3"/>
      <text:list text:style-name="LFO3" text:continue-numbering="true">
        <text:list-item>
          <text:p text:style-name="P38"><text:span text:style-name="T39">Chocolate Chip Cookie</text:span><text:span text:style-name="T40"> Enough said </text:span><text:span text:style-name="T41">$2</text:span></text:p>
        </text:list-item>
        <text:list-item>
          <text:p text:style-name="P42"><text:span text:style-name="T43">Brownie Sundae</text:span><text:span text:style-name="T44"> Vanilla ice cream with chocolate sauce, nuts and a cherry on top </text:span><text:span text:style-name="T45">$6</text:span></text:p>
        </text:list-item>
      </text:list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a Nagy</meta:initial-creator>
    <dc:creator>Rita Nagy</dc:creator>
    <meta:creation-date>2018-05-18T19:32:00Z</meta:creation-date>
    <dc:date>2018-05-18T20:37:00Z</dc:date>
    <meta:template xlink:href="Normal" xlink:type="simple"/>
    <meta:editing-cycles>1</meta:editing-cycles>
    <meta:editing-duration>PT3900S</meta:editing-duration>
    <meta:document-statistic meta:page-count="1" meta:paragraph-count="3" meta:word-count="232" meta:character-count="1506" meta:row-count="10" meta:non-whitespace-character-count="1277"/>
  </office:meta>
</office:document-meta>
</file>